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85cm" fo:padding-top="-0.125cm" fo:padding-bottom="-0.125cm" fo:padding-left="0cm" fo:padding-right="0cm"/>
    </style:style>
    <style:style style:name="gr3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1.85cm" fo:padding-top="-0.125cm" fo:padding-bottom="-0.125cm" fo:padding-left="0cm" fo:padding-right="0cm"/>
    </style:style>
    <style:style style:name="gr4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05cm" fo:padding-top="-0.125cm" fo:padding-bottom="-0.125cm" fo:padding-left="0cm" fo:padding-right="0cm"/>
    </style:style>
    <style:style style:name="gr5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05cm" fo:padding-top="-0.125cm" fo:padding-bottom="-0.125cm" fo:padding-left="0cm" fo:padding-right="0cm"/>
    </style:style>
    <style:style style:name="gr6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3.35cm" fo:padding-top="-0.125cm" fo:padding-bottom="-0.125cm" fo:padding-left="0cm" fo:padding-right="0cm"/>
    </style:style>
    <style:style style:name="gr7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305cm" fo:padding-top="-0.125cm" fo:padding-bottom="-0.125cm" fo:padding-left="0cm" fo:padding-right="0cm"/>
    </style:style>
    <style:style style:name="gr8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1.55cm" fo:padding-top="-0.125cm" fo:padding-bottom="-0.125cm" fo:padding-left="0cm" fo:padding-right="0cm"/>
    </style:style>
    <style:style style:name="gr9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1.55cm" fo:padding-top="-0.125cm" fo:padding-bottom="-0.125cm" fo:padding-left="0cm" fo:padding-right="0cm"/>
    </style:style>
    <style:style style:name="gr10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3.85cm" fo:padding-top="-0.125cm" fo:padding-bottom="-0.125cm" fo:padding-left="0cm" fo:padding-right="0cm"/>
    </style:style>
    <style:style style:name="gr11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1.05cm" fo:padding-top="-0.125cm" fo:padding-bottom="-0.125cm" fo:padding-left="0cm" fo:padding-right="0cm"/>
    </style:style>
    <style:style style:name="gr12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1.75cm" fo:padding-top="-0.125cm" fo:padding-bottom="-0.125cm" fo:padding-left="0cm" fo:padding-right="0cm"/>
    </style:style>
    <style:style style:name="gr13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1.05cm" fo:padding-top="-0.125cm" fo:padding-bottom="-0.125cm" fo:padding-left="0cm" fo:padding-right="0cm"/>
    </style:style>
    <style:style style:name="gr14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1.75cm" fo:padding-top="-0.125cm" fo:padding-bottom="-0.125cm" fo:padding-left="0cm" fo:padding-right="0cm"/>
    </style:style>
    <style:style style:name="gr15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25cm" fo:padding-top="-0.125cm" fo:padding-bottom="-0.125cm" fo:padding-left="0cm" fo:padding-right="0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8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1.05cm" fo:padding-top="-0.125cm" fo:padding-bottom="-0.125cm" fo:padding-left="0cm" fo:padding-right="0cm"/>
    </style:style>
    <style:style style:name="gr19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3.45cm" fo:padding-top="-0.125cm" fo:padding-bottom="-0.125cm" fo:padding-left="0cm" fo:padding-right="0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85cm" fo:padding-top="-0.125cm" fo:padding-bottom="-0.125cm" fo:padding-left="0cm" fo:padding-right="0cm"/>
    </style:style>
    <style:style style:name="gr22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85cm" fo:padding-top="-0.125cm" fo:padding-bottom="-0.125cm" fo:padding-left="0cm" fo:padding-right="0cm"/>
    </style:style>
    <style:style style:name="gr23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45cm" fo:padding-top="-0.125cm" fo:padding-bottom="-0.125cm" fo:padding-left="0cm" fo:padding-right="0cm"/>
    </style:style>
    <style:style style:name="gr24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15cm" fo:padding-top="-0.125cm" fo:padding-bottom="-0.125cm" fo:padding-left="0cm" fo:padding-right="0cm"/>
    </style:style>
    <style:style style:name="gr25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35cm" fo:padding-top="-0.125cm" fo:padding-bottom="-0.125cm" fo:padding-left="0cm" fo:padding-right="0cm"/>
    </style:style>
    <style:style style:name="gr26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15cm" fo:padding-top="-0.125cm" fo:padding-bottom="-0.125cm" fo:padding-left="0cm" fo:padding-right="0cm"/>
    </style:style>
    <style:style style:name="gr27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15cm" fo:padding-top="-0.125cm" fo:padding-bottom="-0.125cm" fo:padding-left="0cm" fo:padding-right="0cm"/>
    </style:style>
    <style:style style:name="gr28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55cm" fo:padding-top="-0.125cm" fo:padding-bottom="-0.125cm" fo:padding-left="0cm" fo:padding-right="0cm"/>
    </style:style>
    <style:style style:name="gr29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25cm" fo:padding-top="-0.125cm" fo:padding-bottom="-0.125cm" fo:padding-left="0cm" fo:padding-right="0cm"/>
    </style:style>
    <style:style style:name="gr30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35cm" fo:padding-top="-0.125cm" fo:padding-bottom="-0.125cm" fo:padding-left="0cm" fo:padding-right="0cm"/>
    </style:style>
    <style:style style:name="gr31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25cm" fo:padding-top="-0.125cm" fo:padding-bottom="-0.125cm" fo:padding-left="0cm" fo:padding-right="0cm"/>
    </style:style>
    <style:style style:name="gr32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85cm" fo:padding-top="-0.125cm" fo:padding-bottom="-0.125cm" fo:padding-left="0cm" fo:padding-right="0cm"/>
    </style:style>
    <style:style style:name="gr33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1.352cm" fo:padding-top="-0.125cm" fo:padding-bottom="-0.125cm" fo:padding-left="0cm" fo:padding-right="0cm"/>
    </style:style>
    <style:style style:name="gr34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35cm" fo:padding-top="-0.125cm" fo:padding-bottom="-0.125cm" fo:padding-left="0cm" fo:padding-right="0cm"/>
    </style:style>
    <style:style style:name="gr35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05cm" fo:padding-top="-0.125cm" fo:padding-bottom="-0.125cm" fo:padding-left="0cm" fo:padding-right="0cm"/>
    </style:style>
    <style:style style:name="gr36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37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95cm" fo:padding-top="-0.125cm" fo:padding-bottom="-0.125cm" fo:padding-left="0cm" fo:padding-right="0cm"/>
    </style:style>
    <style:style style:name="gr38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05cm" fo:padding-top="-0.125cm" fo:padding-bottom="-0.125cm" fo:padding-left="0cm" fo:padding-right="0cm"/>
    </style:style>
    <style:style style:name="gr39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25cm" fo:padding-top="-0.125cm" fo:padding-bottom="-0.125cm" fo:padding-left="0cm" fo:padding-right="0cm"/>
    </style:style>
    <style:style style:name="gr40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45cm" fo:padding-top="-0.125cm" fo:padding-bottom="-0.125cm" fo:padding-left="0cm" fo:padding-right="0cm"/>
    </style:style>
    <style:style style:name="gr41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1.352cm" fo:padding-top="-0.125cm" fo:padding-bottom="-0.125cm" fo:padding-left="0cm" fo:padding-right="0cm"/>
    </style:style>
    <style:style style:name="gr42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25cm" fo:padding-top="-0.125cm" fo:padding-bottom="-0.125cm" fo:padding-left="0cm" fo:padding-right="0cm"/>
    </style:style>
    <style:style style:name="gr43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44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85cm" fo:padding-top="-0.125cm" fo:padding-bottom="-0.125cm" fo:padding-left="0cm" fo:padding-right="0cm"/>
    </style:style>
    <style:style style:name="gr45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25cm" fo:padding-top="-0.125cm" fo:padding-bottom="-0.125cm" fo:padding-left="0cm" fo:padding-right="0cm"/>
    </style:style>
    <style:style style:name="gr46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3.25cm" fo:padding-top="-0.125cm" fo:padding-bottom="-0.125cm" fo:padding-left="0cm" fo:padding-right="0cm"/>
    </style:style>
    <style:style style:name="gr47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1.65cm" fo:padding-top="-0.125cm" fo:padding-bottom="-0.125cm" fo:padding-left="0cm" fo:padding-right="0cm"/>
    </style:style>
    <style:style style:name="gr48" style:family="graphic" style:parent-style-name="standard" style:list-style-name="L1">
      <style:graphic-properties draw:stroke="solid" svg:stroke-width="0cm" svg:stroke-color="#000000" draw:marker-start-width="0.2cm" draw:marker-end-width="0.2cm" draw:fill="none" draw:fill-color="#ffffff" fo:min-height="2.25cm" fo:padding-top="-0.125cm" fo:padding-bottom="-0.125cm" fo:padding-left="0cm" fo:padding-right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color="#000000" fo:font-size="8pt" style:font-size-asian="8pt" style:font-size-complex="8pt"/>
    </style:style>
    <style:style style:name="P7" style:family="paragraph">
      <style:paragraph-properties fo:text-align="end"/>
    </style:style>
    <style:style style:name="P8" style:family="paragraph">
      <loext:graphic-properties draw:fill="none"/>
      <style:paragraph-properties fo:text-align="end"/>
      <style:text-properties fo:font-size="8pt" style:font-size-asian="8pt" style:font-size-complex="8pt"/>
    </style:style>
    <style:style style:name="P9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end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13" style:family="paragraph">
      <style:paragraph-properties fo:text-align="start"/>
    </style:style>
    <style:style style:name="P14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pt" fo:font-style="normal" fo:text-shadow="none" style:text-underline-style="none" fo:font-weight="normal" style:letter-kerning="true" style:font-name-asian="Droid Sans Fallback" style:font-size-asian="4pt" style:font-style-asian="normal" style:font-weight-asian="normal" style:font-name-complex="FreeSans" style:font-size-complex="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fo:font-size="8pt" style:font-size-asian="8pt" style:font-size-complex="8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Droid Sans Fallback" style:font-size-asian="6pt" style:font-style-asian="normal" style:font-weight-asian="normal" style:font-name-complex="Free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roid Sans Fallback" style:font-size-asian="10pt" style:font-style-asian="italic" style:font-weight-asian="normal" style:font-name-complex="Free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2pt" style:font-size-asian="2pt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6.9cm" svg:height="1.7cm" svg:x="6.8cm" svg:y="1cm">
          <text:p text:style-name="P1"><text:span text:style-name="T1">daemon/seafile-session.c</text:span></text:p>
          <text:p text:style-name="P1"><text:span text:style-name="T2">seafile_session_start()</text:span></text:p>
          <draw:enhanced-geometry svg:viewBox="0 0 21600 21600" draw:type="rectangle" draw:enhanced-path="M 0 0 L 21600 0 21600 21600 0 21600 0 0 Z N"/>
        </draw:custom-shape>
        <draw:frame draw:style-name="gr2" draw:text-style-name="P4" xml:id="id5" draw:id="id5" draw:layer="layout" svg:width="7.1cm" svg:height="2.6cm" svg:x="1.3cm" svg:y="3.2cm">
          <draw:text-box>
            <text:p text:style-name="P3"><text:span text:style-name="T3"/></text:p>
            <text:p text:style-name="P3"><text:span text:style-name="T4">on_start_cleanup()</text:span></text:p>
            <text:p text:style-name="P3"><text:span text:style-name="T3">Calls ccnet_job_manager_schedule_job to start on_start_cleanup_job then cleanup_job_done once on_start_cleanup_job is completed.</text:span></text:p>
          </draw:text-box>
        </draw:frame>
        <draw:frame draw:style-name="gr3" draw:text-style-name="P4" xml:id="id9" draw:id="id9" draw:layer="layout" svg:width="7.1cm" svg:height="1.6cm" svg:x="11.5cm" svg:y="3.2cm">
          <draw:text-box>
            <text:p text:style-name="P3"><text:span text:style-name="T5"/></text:p>
            <text:p text:style-name="P3"><text:span text:style-name="T3">common/mq-mgr.c</text:span></text:p>
            <text:p text:style-name="P3"><text:span text:style-name="T4">seaf_mq_manager_start()</text:span></text:p>
            <text:p text:style-name="P3"><text:span text:style-name="T3">Starts MQ for internal messaging.</text:span></text:p>
          </draw:text-box>
        </draw:frame>
        <draw:frame draw:style-name="gr4" draw:text-style-name="P4" xml:id="id7" draw:id="id7" draw:layer="layout" svg:width="7.1cm" svg:height="1.8cm" svg:x="9.2cm" svg:y="6.7cm">
          <draw:text-box>
            <text:p text:style-name="P3"><text:span text:style-name="T3"/></text:p>
            <text:p text:style-name="P3"><text:span text:style-name="T4">cleanup_job_done()</text:span></text:p>
            <text:p text:style-name="P3"><text:span text:style-name="T3">Starts worktree monitor and various background processes required for sync.</text:span></text:p>
          </draw:text-box>
        </draw:frame>
        <draw:frame draw:style-name="gr5" draw:text-style-name="P4" xml:id="id6" draw:id="id6" draw:layer="layout" svg:width="7.1cm" svg:height="1.8cm" svg:x="1.3cm" svg:y="6.7cm">
          <draw:text-box>
            <text:p text:style-name="P3"><text:span text:style-name="T3"/></text:p>
            <text:p text:style-name="P3"><text:span text:style-name="T4">on_start_cleanup_job()</text:span></text:p>
            <text:p text:style-name="P3"><text:span text:style-name="T3">Process potential server migration, clean up unused blocks.</text:span></text:p>
          </draw:text-box>
        </draw:frame>
        <draw:frame draw:style-name="gr6" draw:text-style-name="P4" xml:id="id11" draw:id="id11" draw:layer="layout" svg:width="7.1cm" svg:height="3.1cm" svg:x="2.2cm" svg:y="9.6cm">
          <draw:text-box>
            <text:p text:style-name="P3"><text:span text:style-name="T5"/></text:p>
            <text:p text:style-name="P3"><text:span text:style-name="T3">daemon/wt-monitor.c</text:span></text:p>
            <text:p text:style-name="P3"><text:span text:style-name="T4">seaf_wt_monitor_start()</text:span></text:p>
            <text:p text:style-name="P3"><text:span text:style-name="T3">Creates cmd and results pipes for seaf_wt_monitor_watch_repo to communicate with wt_monitor_job_linux and starts wt_monitor thread with ccnet_job_manager_schedule_job.</text:span></text:p>
          </draw:text-box>
        </draw:frame>
        <draw:frame draw:style-name="gr7" draw:text-style-name="P4" xml:id="id15" draw:id="id15" draw:layer="layout" svg:width="7.1cm" svg:height="2.055cm" svg:x="10.2cm" svg:y="13.4cm">
          <draw:text-box>
            <text:p text:style-name="P3"><text:span text:style-name="T5"/></text:p>
            <text:p text:style-name="P3"><text:span text:style-name="T3">daemon/wt-monitor.c</text:span></text:p>
            <text:p text:style-name="P3"><text:span text:style-name="T4">seaf_wt_monitor_watch_repo()</text:span></text:p>
            <text:p text:style-name="P3"><text:span text:style-name="T3">Pipes watch command to wt_monitor_job_linux</text:span></text:p>
            <text:p text:style-name="P3"><text:span text:style-name="T3"/></text:p>
          </draw:text-box>
        </draw:frame>
        <draw:frame draw:style-name="gr8" draw:text-style-name="P4" xml:id="id12" draw:id="id12" draw:layer="layout" svg:width="7.1cm" svg:height="1.3cm" svg:x="10.2cm" svg:y="9.6cm">
          <draw:text-box>
            <text:p text:style-name="P3"><text:span text:style-name="T5"/></text:p>
            <text:p text:style-name="P3"><text:span text:style-name="T3">daemon/repo-mgr.c</text:span></text:p>
            <text:p text:style-name="P3"><text:span text:style-name="T4">seaf_repo_manager_start()</text:span></text:p>
          </draw:text-box>
        </draw:frame>
        <draw:frame draw:style-name="gr9" draw:text-style-name="P4" xml:id="id14" draw:id="id14" draw:layer="layout" svg:width="7.1cm" svg:height="1.3cm" svg:x="10.2cm" svg:y="11.5cm">
          <draw:text-box>
            <text:p text:style-name="P3"><text:span text:style-name="T5"/></text:p>
            <text:p text:style-name="P3"><text:span text:style-name="T4">watch_repos()</text:span></text:p>
            <text:p text:style-name="P3"><text:span text:style-name="T3">Loops through repos and for each repo calls:</text:span></text:p>
          </draw:text-box>
        </draw:frame>
        <draw:frame draw:style-name="gr10" draw:text-style-name="P4" xml:id="id13" draw:id="id13" draw:layer="layout" svg:width="7.1cm" svg:height="3.6cm" svg:x="2.2cm" svg:y="13.3cm">
          <draw:text-box>
            <text:p text:style-name="P3"><text:span text:style-name="T5"/></text:p>
            <text:p text:style-name="P3"><text:span text:style-name="T3">daemon/wt-monitor-linux.c</text:span></text:p>
            <text:p text:style-name="P3"><text:span text:style-name="T4">wt_monitor_job_linux()</text:span></text:p>
            <text:p text:style-name="P3"><text:span text:style-name="T3">Loops endlessly, receives watch cmds through pipe from seaf_wt_monitor_watch_repo and calls handle_watch_command, loops through inotify events if/when they occur and sends them to process_events.</text:span></text:p>
          </draw:text-box>
        </draw:frame>
        <draw:frame draw:style-name="gr11" draw:text-style-name="P4" xml:id="id16" draw:id="id16" draw:layer="layout" svg:width="7.1cm" svg:height="0.8cm" svg:x="2.2cm" svg:y="17.6cm">
          <draw:text-box>
            <text:p text:style-name="P3"><text:span text:style-name="T5"/></text:p>
            <text:p text:style-name="P3"><text:span text:style-name="T4">handle_watch_command()</text:span><text:span text:style-name="T3"> </text:span></text:p>
          </draw:text-box>
        </draw:frame>
        <draw:frame draw:style-name="gr12" draw:text-style-name="P4" xml:id="id1" draw:id="id1" draw:layer="layout" svg:width="7.1cm" svg:height="1.5cm" svg:x="2.2cm" svg:y="20.4cm">
          <draw:text-box>
            <text:p text:style-name="P3"><text:span text:style-name="T5"/></text:p>
            <text:p text:style-name="P3"><text:span text:style-name="T4">add_watch()</text:span></text:p>
            <text:p text:style-name="P3"><text:span text:style-name="T3">Calls functions to add watches to everything in the worktree and process their creation.</text:span></text:p>
          </draw:text-box>
        </draw:frame>
        <draw:frame draw:style-name="gr13" draw:text-style-name="P4" xml:id="id17" draw:id="id17" draw:layer="layout" svg:width="7.1cm" svg:height="0.8cm" svg:x="2.2cm" svg:y="19cm">
          <draw:text-box>
            <text:p text:style-name="P3"><text:span text:style-name="T5"/></text:p>
            <text:p text:style-name="P3"><text:span text:style-name="T4">handle_add_repo()</text:span><text:span text:style-name="T3"> </text:span></text:p>
          </draw:text-box>
        </draw:frame>
        <draw:frame draw:style-name="gr14" draw:text-style-name="P4" xml:id="id2" draw:id="id2" draw:layer="layout" svg:width="7.1cm" svg:height="1.5cm" svg:x="2.2cm" svg:y="22.5cm">
          <draw:text-box>
            <text:p text:style-name="P3"><text:span text:style-name="T5"/></text:p>
            <text:p text:style-name="P3"><text:span text:style-name="T4">add_watch_recursive()</text:span></text:p>
            <text:p text:style-name="P3"><text:span text:style-name="T3">Places inotify watches on all files/folders in the added repo.</text:span></text:p>
          </draw:text-box>
        </draw:frame>
        <draw:frame draw:style-name="gr15" draw:text-style-name="P4" xml:id="id3" draw:id="id3" draw:layer="layout" svg:width="7.1cm" svg:height="2cm" svg:x="2.2cm" svg:y="24.9cm">
          <draw:text-box>
            <text:p text:style-name="P3"><text:span text:style-name="T5"/></text:p>
            <text:p text:style-name="P3"><text:span text:style-name="T4">add_event_to_queue()</text:span></text:p>
            <text:p text:style-name="P3"><text:span text:style-name="T3">Pushes an event to a queue to be later processed by apply_worktree_changes_to_index.</text:span></text:p>
          </draw:text-box>
        </draw:frame>
        <draw:connector draw:style-name="gr16" draw:text-style-name="P5" draw:layer="layout" draw:type="line" svg:x1="5.75cm" svg:y1="21.9cm" svg:x2="5.75cm" svg:y2="22.5cm" draw:start-shape="id1" draw:start-glue-point="2" draw:end-shape="id2" draw:end-glue-point="0" svg:d="M5750 21900v600" svg:viewBox="0 0 1 601">
          <text:p/>
        </draw:connector>
        <draw:connector draw:style-name="gr17" draw:text-style-name="P6" draw:layer="layout" draw:type="line" svg:x1="5.75cm" svg:y1="24cm" svg:x2="5.75cm" svg:y2="24.8cm" draw:start-shape="id2" draw:start-glue-point="2" svg:d="M5750 24000v800" svg:viewBox="0 0 1 801">
          <text:p text:style-name="P1"><text:span text:style-name="T6">WT_EVENT_CREATE_OR_UPDATE</text:span></text:p>
        </draw:connector>
        <draw:connector draw:style-name="gr17" draw:text-style-name="P8" draw:layer="layout" svg:x1="9.3cm" svg:y1="21.15cm" svg:x2="9.3cm" svg:y2="25.9cm" draw:start-shape="id1" draw:start-glue-point="1" draw:end-shape="id3" svg:d="M9300 21150h501v4750h-501" svg:viewBox="0 0 502 4751">
          <text:p text:style-name="P7"><text:span text:style-name="T7"><text:s text:c="35"/></text:span><text:span text:style-name="T7">WT_EVENT_SCAN_DIR</text:span></text:p>
        </draw:connector>
        <draw:frame draw:style-name="gr18" draw:text-style-name="P4" xml:id="id19" draw:id="id19" draw:layer="layout" svg:width="7.1cm" svg:height="0.8cm" svg:x="10.3cm" svg:y="16.1cm">
          <draw:text-box>
            <text:p text:style-name="P3"><text:span text:style-name="T5"/></text:p>
            <text:p text:style-name="P3"><text:span text:style-name="T4">process_events()</text:span><text:span text:style-name="T3"> </text:span></text:p>
          </draw:text-box>
        </draw:frame>
        <draw:frame draw:style-name="gr19" draw:text-style-name="P4" xml:id="id4" draw:id="id4" draw:layer="layout" svg:width="7.1cm" svg:height="3.2cm" svg:x="10.3cm" svg:y="17.6cm">
          <draw:text-box>
            <text:p text:style-name="P3"><text:span text:style-name="T5"/></text:p>
            <text:p text:style-name="P3"><text:span text:style-name="T4">process_one_event()</text:span></text:p>
            <text:p text:style-name="P3"><text:span text:style-name="T3">Finds what find of event has occurred, adds it to event queue if it needs to be processed and calls add_watch_recursive if the event is adding a directory or symlink, then sets the last_changed time for the file to make sure the same event isn't processed twice.</text:span></text:p>
          </draw:text-box>
        </draw:frame>
        <draw:connector draw:style-name="gr17" draw:text-style-name="P8" draw:layer="layout" svg:x1="13.85cm" svg:y1="20.8cm" svg:x2="9.3cm" svg:y2="25.9cm" draw:start-shape="id4" draw:start-glue-point="2" draw:end-shape="id3" draw:end-glue-point="1" svg:d="M13850 20800v5100h-4550" svg:viewBox="0 0 4551 5101">
          <text:p text:style-name="P7"><text:span text:style-name="T7"><text:s text:c="55"/></text:span><text:span text:style-name="T7">WT_EVENT_{CREATE_OR_UPDATE,</text:span></text:p>
          <text:p text:style-name="P7"><text:span text:style-name="T7">DELETE, ATTRIB, OVERFLOW}</text:span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  <text:p text:style-name="P7"><text:span text:style-name="T7"/></text:p>
        </draw:connector>
        <draw:connector draw:style-name="gr20" draw:text-style-name="P9" draw:layer="layout" svg:x1="4.85cm" svg:y1="5.8cm" svg:x2="4.85cm" svg:y2="6.7cm" draw:start-shape="id5" draw:start-glue-point="2" draw:end-shape="id6" draw:end-glue-point="0" svg:d="M4850 5800v900" svg:viewBox="0 0 1 901">
          <text:p text:style-name="P1"><text:span text:style-name="T8">1. <text:s text:c="8"/></text:span></text:p>
        </draw:connector>
        <draw:connector draw:style-name="gr16" draw:text-style-name="P5" draw:layer="layout" svg:x1="4.85cm" svg:y1="5.8cm" svg:x2="4.85cm" svg:y2="5.8cm" draw:start-shape="id5" draw:start-glue-point="2" draw:end-shape="id5" draw:end-glue-point="2" svg:d="M4850 5800z" svg:viewBox="0 0 1 1">
          <text:p/>
        </draw:connector>
        <draw:connector draw:style-name="gr20" draw:text-style-name="P10" draw:layer="layout" svg:x1="4.85cm" svg:y1="6.1cm" svg:x2="12.75cm" svg:y2="6.7cm" draw:end-shape="id7" draw:end-glue-point="0" svg:d="M4850 6100v50h7900v550" svg:viewBox="0 0 7901 601">
          <text:p text:style-name="P7"><text:span text:style-name="T8"><text:s text:c="5"/></text:span><text:span text:style-name="T8">2.</text:span></text:p>
        </draw:connector>
        <draw:connector draw:style-name="gr16" draw:text-style-name="P5" draw:layer="layout" svg:x1="6.8cm" svg:y1="1.85cm" svg:x2="4.85cm" svg:y2="3.2cm" draw:start-shape="id8" draw:start-glue-point="3" draw:end-shape="id5" draw:end-glue-point="0" svg:d="M6800 1850h-1950v1350" svg:viewBox="0 0 1951 1351">
          <text:p/>
        </draw:connector>
        <draw:connector draw:style-name="gr16" draw:text-style-name="P5" draw:layer="layout" svg:x1="13.7cm" svg:y1="1.85cm" svg:x2="15.05cm" svg:y2="3.2cm" draw:start-shape="id8" draw:start-glue-point="1" draw:end-shape="id9" svg:d="M13700 1850h1350v1350" svg:viewBox="0 0 1351 1351">
          <text:p/>
        </draw:connector>
        <draw:connector draw:style-name="gr16" draw:text-style-name="P5" xml:id="id10" draw:id="id10" draw:layer="layout" svg:x1="12.75cm" svg:y1="8.5cm" svg:x2="12.75cm" svg:y2="8.5cm" draw:start-shape="id7" draw:start-glue-point="2" draw:end-shape="id7" draw:end-glue-point="2" svg:d="M12750 8500z" svg:viewBox="0 0 1 1">
          <text:p/>
        </draw:connector>
        <draw:connector draw:style-name="gr16" draw:text-style-name="P5" draw:layer="layout" svg:x1="12.75cm" svg:y1="8.5cm" svg:x2="5.75cm" svg:y2="9.6cm" draw:start-shape="id10" draw:start-glue-point="0" draw:end-shape="id11" draw:end-glue-point="0" svg:d="M12750 8500v550h-7000v550" svg:viewBox="0 0 7001 1101">
          <text:p/>
        </draw:connector>
        <draw:connector draw:style-name="gr16" draw:text-style-name="P5" draw:layer="layout" svg:x1="12.75cm" svg:y1="8.5cm" svg:x2="13.75cm" svg:y2="9.6cm" draw:start-shape="id10" draw:start-glue-point="0" draw:end-shape="id12" svg:d="M12750 8500v550h1000v550" svg:viewBox="0 0 1001 1101">
          <text:p/>
        </draw:connector>
        <draw:connector draw:style-name="gr16" draw:text-style-name="P5" draw:layer="layout" svg:x1="9.3cm" svg:y1="11.15cm" svg:x2="9.3cm" svg:y2="11.15cm" draw:start-shape="id11" draw:end-shape="id11" svg:d="M9300 11150z" svg:viewBox="0 0 1 1">
          <text:p/>
        </draw:connector>
        <draw:connector draw:style-name="gr16" draw:text-style-name="P5" draw:layer="layout" draw:type="line" svg:x1="5.75cm" svg:y1="12.7cm" svg:x2="5.75cm" svg:y2="13.3cm" draw:start-shape="id11" draw:start-glue-point="2" draw:end-shape="id13" draw:end-glue-point="0" svg:d="M5750 12700v600" svg:viewBox="0 0 1 601">
          <text:p/>
        </draw:connector>
        <draw:connector draw:style-name="gr16" draw:text-style-name="P5" draw:layer="layout" draw:type="line" svg:x1="13.75cm" svg:y1="10.9cm" svg:x2="13.75cm" svg:y2="11.5cm" draw:start-shape="id12" draw:start-glue-point="2" draw:end-shape="id14" draw:end-glue-point="0" svg:d="M13750 10900v600" svg:viewBox="0 0 1 601">
          <text:p/>
        </draw:connector>
        <draw:connector draw:style-name="gr16" draw:text-style-name="P5" draw:layer="layout" draw:type="line" svg:x1="13.75cm" svg:y1="12.8cm" svg:x2="13.75cm" svg:y2="13.4cm" draw:start-shape="id14" draw:start-glue-point="2" draw:end-shape="id15" svg:d="M13750 12800v600" svg:viewBox="0 0 1 601">
          <text:p/>
        </draw:connector>
        <draw:connector draw:style-name="gr16" draw:text-style-name="P9" draw:layer="layout" draw:type="line" svg:x1="5.75cm" svg:y1="16.9cm" svg:x2="5.75cm" svg:y2="17.6cm" draw:start-shape="id13" draw:start-glue-point="2" draw:end-shape="id16" draw:end-glue-point="0" svg:d="M5750 16900v700" svg:viewBox="0 0 1 701">
          <text:p/>
        </draw:connector>
        <draw:connector draw:style-name="gr16" draw:text-style-name="P5" draw:layer="layout" draw:type="line" svg:x1="5.75cm" svg:y1="18.4cm" svg:x2="5.75cm" svg:y2="19cm" draw:start-shape="id16" draw:start-glue-point="2" draw:end-shape="id17" draw:end-glue-point="0" svg:d="M5750 18400v600" svg:viewBox="0 0 1 601">
          <text:p/>
        </draw:connector>
        <draw:connector draw:style-name="gr16" draw:text-style-name="P5" draw:layer="layout" draw:type="line" svg:x1="5.75cm" svg:y1="19.8cm" svg:x2="5.75cm" svg:y2="20.4cm" draw:start-shape="id17" draw:start-glue-point="2" draw:end-shape="id1" draw:end-glue-point="0" svg:d="M5750 19800v600" svg:viewBox="0 0 1 601">
          <text:p/>
        </draw:connector>
        <draw:connector draw:style-name="gr16" draw:text-style-name="P5" xml:id="id18" draw:id="id18" draw:layer="layout" draw:type="line" svg:x1="9.3cm" svg:y1="15.1cm" svg:x2="9.3cm" svg:y2="15.1cm" draw:start-shape="id13" draw:start-glue-point="1" draw:end-shape="id13" svg:d="M9300 15100z" svg:viewBox="0 0 1 1">
          <text:p/>
        </draw:connector>
        <draw:connector draw:style-name="gr16" draw:text-style-name="P5" draw:layer="layout" draw:type="line" svg:x1="9.3cm" svg:y1="15.1cm" svg:x2="10.3cm" svg:y2="16.5cm" draw:start-shape="id18" draw:start-glue-point="0" draw:end-shape="id19" draw:end-glue-point="3" svg:d="M9300 15100l1000 1400" svg:viewBox="0 0 1001 1401">
          <text:p/>
        </draw:connector>
        <draw:connector draw:style-name="gr16" draw:text-style-name="P5" draw:layer="layout" draw:type="line" svg:x1="13.85cm" svg:y1="16.9cm" svg:x2="13.85cm" svg:y2="17.6cm" draw:start-shape="id19" draw:start-glue-point="2" draw:end-shape="id4" draw:end-glue-point="0" svg:d="M13850 16900v700" svg:viewBox="0 0 1 701">
          <text:p/>
        </draw:connector>
      </draw:page>
      <draw:page draw:name="page2" draw:style-name="dp1" draw:master-page-name="Default">
        <draw:frame draw:style-name="gr21" draw:text-style-name="P4" xml:id="id22" draw:id="id22" draw:layer="layout" svg:width="7.1cm" svg:height="2.6cm" svg:x="6.8cm" svg:y="9.8cm">
          <draw:text-box>
            <text:p text:style-name="P3"><text:span text:style-name="T3"/></text:p>
            <text:p text:style-name="P3"><text:span text:style-name="T4">handle_add_files()</text:span></text:p>
            <text:p text:style-name="P3"><text:span text:style-name="T3">Processes whether a partial commit should occur due to total file size being too large (disabled this in our version) then calls add_path_to_index.</text:span></text:p>
          </draw:text-box>
        </draw:frame>
        <draw:frame draw:style-name="gr22" draw:text-style-name="P4" xml:id="id21" draw:id="id21" draw:layer="layout" svg:width="8.5cm" svg:height="2.6cm" svg:x="6.1cm" svg:y="6.5cm">
          <draw:text-box>
            <text:p text:style-name="P3"><text:span text:style-name="T3"/></text:p>
            <text:p text:style-name="P3"><text:span text:style-name="T4">apply_worktree_changes_to_index()</text:span></text:p>
            <text:p text:style-name="P3"><text:span text:style-name="T3">Loops through events in event queue (in our case only WT_EVENT_CREATE_OR_UPDATE and WT_EVENT_SCAN_DIR) and processes them.</text:span></text:p>
          </draw:text-box>
        </draw:frame>
        <draw:frame draw:style-name="gr23" draw:text-style-name="P4" xml:id="id23" draw:id="id23" draw:layer="layout" svg:width="7.1cm" svg:height="2.2cm" svg:x="6.8cm" svg:y="13.1cm">
          <draw:text-box>
            <text:p text:style-name="P3"><text:span text:style-name="T3"/></text:p>
            <text:p text:style-name="P3"><text:span text:style-name="T4">add_path_to_index()</text:span></text:p>
            <text:p text:style-name="P3"><text:span text:style-name="T3">Processes whether path has already been scanned or is not writable, otherwise calls add_recursive.</text:span></text:p>
          </draw:text-box>
        </draw:frame>
        <draw:frame draw:style-name="gr24" draw:text-style-name="P4" xml:id="id20" draw:id="id20" draw:layer="layout" svg:width="7.1cm" svg:height="1.9cm" svg:x="6.8cm" svg:y="15.9cm">
          <draw:text-box>
            <text:p text:style-name="P3"><text:span text:style-name="T3"/></text:p>
            <text:p text:style-name="P3"><text:span text:style-name="T4">add_recursive()</text:span></text:p>
            <text:p text:style-name="P3"><text:span text:style-name="T3">Calls itself on each directory, calls add_to_index on each file.</text:span></text:p>
          </draw:text-box>
        </draw:frame>
        <draw:connector draw:style-name="gr16" draw:text-style-name="P5" draw:layer="layout" draw:line-skew="-0.201cm 0.499cm" svg:x1="10.35cm" svg:y1="17.8cm" svg:x2="13.9cm" svg:y2="16.85cm" draw:start-shape="id20" draw:start-glue-point="2" draw:end-shape="id20" draw:end-glue-point="1" svg:d="M10350 17800v300h4550v-1250h-1000" svg:viewBox="0 0 4551 1251">
          <text:p/>
        </draw:connector>
        <draw:connector draw:style-name="gr16" draw:text-style-name="P5" draw:layer="layout" svg:x1="10.35cm" svg:y1="9.1cm" svg:x2="10.35cm" svg:y2="9.8cm" draw:start-shape="id21" draw:start-glue-point="2" draw:end-shape="id22" draw:end-glue-point="0" svg:d="M10350 9100v700" svg:viewBox="0 0 1 701">
          <text:p/>
        </draw:connector>
        <draw:connector draw:style-name="gr16" draw:text-style-name="P5" draw:layer="layout" svg:x1="10.35cm" svg:y1="12.4cm" svg:x2="10.35cm" svg:y2="13.1cm" draw:start-shape="id22" draw:start-glue-point="2" draw:end-shape="id23" draw:end-glue-point="0" svg:d="M10350 12400v700" svg:viewBox="0 0 1 701">
          <text:p/>
        </draw:connector>
        <draw:connector draw:style-name="gr16" draw:text-style-name="P5" draw:layer="layout" svg:x1="10.35cm" svg:y1="15.3cm" svg:x2="10.35cm" svg:y2="15.9cm" draw:start-shape="id23" draw:end-shape="id20" draw:end-glue-point="0" svg:d="M10350 15300v600" svg:viewBox="0 0 1 601">
          <text:p/>
        </draw:connector>
        <draw:frame draw:style-name="gr25" draw:text-style-name="P4" xml:id="id24" draw:id="id24" draw:layer="layout" svg:width="8.5cm" svg:height="2.1cm" svg:x="6.107cm" svg:y="18.7cm">
          <draw:text-box>
            <text:p text:style-name="P3"><text:span text:style-name="T9"/></text:p>
            <text:p text:style-name="P3"><text:span text:style-name="T3">common/index/index.c</text:span></text:p>
            <text:p text:style-name="P3"><text:span text:style-name="T4">add_to_index()</text:span></text:p>
            <text:p text:style-name="P3"><text:span text:style-name="T3">Creates cache entry struct, does error checking then sends the cache entry to add_index_entry.</text:span></text:p>
          </draw:text-box>
        </draw:frame>
        <draw:connector draw:style-name="gr16" draw:text-style-name="P5" draw:layer="layout" svg:x1="10.35cm" svg:y1="17.8cm" svg:x2="10.357cm" svg:y2="18.7cm" draw:start-shape="id20" draw:start-glue-point="2" draw:end-shape="id24" draw:end-glue-point="0" svg:d="M10350 17800v450h7v450" svg:viewBox="0 0 8 901">
          <text:p/>
        </draw:connector>
        <draw:frame draw:style-name="gr26" draw:text-style-name="P4" xml:id="id25" draw:id="id25" draw:layer="layout" svg:width="7.1cm" svg:height="1.9cm" svg:x="6.8cm" svg:y="21.4cm">
          <draw:text-box>
            <text:p text:style-name="P3"><text:span text:style-name="T3"/></text:p>
            <text:p text:style-name="P3"><text:span text:style-name="T4">add_index_entry()</text:span></text:p>
            <text:p text:style-name="P3"><text:span text:style-name="T3">Find where to put index entry, insert it there.</text:span></text:p>
          </draw:text-box>
        </draw:frame>
        <draw:frame draw:style-name="gr27" draw:text-style-name="P4" xml:id="id27" draw:id="id27" draw:layer="layout" svg:width="7.1cm" svg:height="1.9cm" svg:x="11.4cm" svg:y="24.4cm">
          <draw:text-box>
            <text:p text:style-name="P3"><text:span text:style-name="T3"/></text:p>
            <text:p text:style-name="P3"><text:span text:style-name="T4">set_index_entry()</text:span></text:p>
            <text:p text:style-name="P3"><text:span text:style-name="T3">Inserts cache entry to index, adds name to hash table.</text:span></text:p>
          </draw:text-box>
        </draw:frame>
        <draw:frame draw:style-name="gr28" draw:text-style-name="P4" xml:id="id26" draw:id="id26" draw:layer="layout" svg:width="7.1cm" svg:height="2.3cm" svg:x="2.8cm" svg:y="24.4cm">
          <draw:text-box>
            <text:p text:style-name="P3"><text:span text:style-name="T3"/></text:p>
            <text:p text:style-name="P3"><text:span text:style-name="T4">add_index_entry_with_check()</text:span></text:p>
            <text:p text:style-name="P3"><text:span text:style-name="T3">Removes parent directory from index, handles simple conflicts, returns location to insert entry into index.</text:span></text:p>
          </draw:text-box>
        </draw:frame>
        <draw:connector draw:style-name="gr20" draw:text-style-name="P11" draw:layer="layout" svg:x1="10.35cm" svg:y1="23.3cm" svg:x2="6.35cm" svg:y2="24.4cm" draw:start-shape="id25" draw:start-glue-point="2" draw:end-shape="id26" draw:end-glue-point="0" svg:d="M10350 23300v550h-4000v550" svg:viewBox="0 0 4001 1101">
          <text:p text:style-name="P1"><text:span text:style-name="T2">1. <text:s text:c="35"/></text:span></text:p>
        </draw:connector>
        <draw:connector draw:style-name="gr20" draw:text-style-name="P11" draw:layer="layout" svg:x1="10.35cm" svg:y1="23.3cm" svg:x2="14.95cm" svg:y2="24.4cm" draw:start-shape="id25" draw:start-glue-point="2" draw:end-shape="id27" svg:d="M10350 23300v550h4600v550" svg:viewBox="0 0 4601 1101">
          <text:p text:style-name="P1"><text:span text:style-name="T2"><text:s text:c="40"/></text:span><text:span text:style-name="T2">2.</text:span></text:p>
        </draw:connector>
        <draw:connector draw:style-name="gr16" draw:text-style-name="P5" draw:layer="layout" draw:type="line" svg:x1="10.357cm" svg:y1="20.8cm" svg:x2="10.35cm" svg:y2="21.4cm" draw:start-shape="id24" draw:start-glue-point="2" draw:end-shape="id25" draw:end-glue-point="0" svg:d="M10357 20800l-7 600" svg:viewBox="0 0 8 601">
          <text:p/>
        </draw:connector>
        <draw:frame draw:style-name="gr29" draw:text-style-name="P4" xml:id="id28" draw:id="id28" draw:layer="layout" svg:width="8.5cm" svg:height="2cm" svg:x="6.107cm" svg:y="1cm">
          <draw:text-box>
            <text:p text:style-name="P3"><text:span text:style-name="T9"/></text:p>
            <text:p text:style-name="P3"><text:span text:style-name="T3">daemon/repo-mgr.c</text:span></text:p>
            <text:p text:style-name="P3"><text:span text:style-name="T4">seaf_repo_index_commit()</text:span></text:p>
            <text:p text:style-name="P3"><text:span text:style-name="T3">Loads existing index from file, make commit from changes.</text:span></text:p>
          </draw:text-box>
        </draw:frame>
        <draw:frame draw:style-name="gr30" draw:text-style-name="P4" xml:id="id29" draw:id="id29" draw:layer="layout" svg:width="7.1cm" svg:height="2.1cm" svg:x="6.8cm" svg:y="3.7cm">
          <draw:text-box>
            <text:p text:style-name="P3"><text:span text:style-name="T3"/></text:p>
            <text:p text:style-name="P3"><text:span text:style-name="T4">index_add()</text:span></text:p>
            <text:p text:style-name="P3"><text:span text:style-name="T3">Initialize crypt struct, load ignore list and folder permissions from database, pass this all to apply_worktree_changes_to_index.</text:span></text:p>
          </draw:text-box>
        </draw:frame>
        <draw:connector draw:style-name="gr16" draw:text-style-name="P5" draw:layer="layout" svg:x1="10.357cm" svg:y1="3cm" svg:x2="10.35cm" svg:y2="3.7cm" draw:start-shape="id28" draw:start-glue-point="2" draw:end-shape="id29" draw:end-glue-point="0" svg:d="M10357 3000v350h-7v350" svg:viewBox="0 0 8 701">
          <text:p/>
        </draw:connector>
        <draw:connector draw:style-name="gr16" draw:text-style-name="P5" draw:layer="layout" svg:x1="10.35cm" svg:y1="5.8cm" svg:x2="10.35cm" svg:y2="6.5cm" draw:start-shape="id29" draw:start-glue-point="2" draw:end-shape="id21" draw:end-glue-point="0" svg:d="M10350 5800v700" svg:viewBox="0 0 1 701">
          <text:p/>
        </draw:connector>
      </draw:page>
      <draw:page draw:name="page3" draw:style-name="dp1" draw:master-page-name="Default">
        <draw:frame draw:style-name="gr31" draw:text-style-name="P4" xml:id="id30" draw:id="id30" draw:layer="layout" svg:width="8.5cm" svg:height="2cm" svg:x="6.107cm" svg:y="1.2cm">
          <draw:text-box>
            <text:p text:style-name="P3"><text:span text:style-name="T9"/></text:p>
            <text:p text:style-name="P3"><text:span text:style-name="T3">daemon/processors/sendfs-v2-proc.c</text:span></text:p>
            <text:p text:style-name="P3"><text:span text:style-name="T4">handle_response()</text:span></text:p>
            <text:p text:style-name="P3"><text:span text:style-name="T3">:</text:span></text:p>
          </draw:text-box>
        </draw:frame>
        <draw:frame draw:style-name="gr32" draw:text-style-name="P4" xml:id="id31" draw:id="id31" draw:layer="layout" svg:width="7.1cm" svg:height="2.6cm" svg:x="2.1cm" svg:y="4.3cm">
          <draw:text-box>
            <text:p text:style-name="P3"><text:span text:style-name="T3"/></text:p>
            <text:p text:style-name="P3"><text:span text:style-name="T4">calculate_send_object_list()</text:span></text:p>
            <text:p text:style-name="P3"><text:span text:style-name="T3">Load local and master repo info and head commits, compare them and prepend list of objects that need to be sent onto </text:span></text:p>
            <text:p text:style-name="P3"><text:span text:style-name="T3">priv-&gt;send_obj_list</text:span></text:p>
          </draw:text-box>
        </draw:frame>
        <draw:frame draw:style-name="gr33" draw:text-style-name="P4" xml:id="id32" draw:id="id32" draw:layer="layout" svg:width="8.1cm" svg:height="1.102cm" svg:x="1.6cm" svg:y="7.6cm">
          <draw:text-box>
            <text:p text:style-name="P3"><text:span text:style-name="T3"/></text:p>
            <text:p text:style-name="P3"><text:span text:style-name="T4">calculate_send_object_list_done()</text:span></text:p>
            <text:p text:style-name="P3"><text:span text:style-name="T3"/></text:p>
          </draw:text-box>
        </draw:frame>
        <draw:frame draw:style-name="gr34" draw:text-style-name="P4" xml:id="id33" draw:id="id33" draw:layer="layout" svg:width="7.1cm" svg:height="2.1cm" svg:x="2.1cm" svg:y="9.4cm">
          <draw:text-box>
            <text:p text:style-name="P3"><text:span text:style-name="T3"/></text:p>
            <text:p text:style-name="P3"><text:span text:style-name="T4">send_object_list_segment()</text:span></text:p>
            <text:p text:style-name="P3"><text:span text:style-name="T3">Remove object id's from priv-&gt;send_obj_list, send them and an update signal to ccnet processor.</text:span></text:p>
          </draw:text-box>
        </draw:frame>
        <draw:frame draw:style-name="gr35" draw:text-style-name="P4" xml:id="id34" draw:id="id34" draw:layer="layout" svg:width="7.1cm" svg:height="1.8cm" svg:x="12.2cm" svg:y="4.8cm">
          <draw:text-box>
            <text:p text:style-name="P3"><text:span text:style-name="T3"/></text:p>
            <text:p text:style-name="P3"><text:span text:style-name="T4">process_object_list_segment()</text:span></text:p>
            <text:p text:style-name="P3"><text:span text:style-name="T3">Prepend new objects id's to </text:span></text:p>
            <text:p text:style-name="P3"><text:span text:style-name="T3">priv-&gt;recv_obj_list</text:span></text:p>
          </draw:text-box>
        </draw:frame>
        <draw:connector draw:style-name="gr36" draw:text-style-name="P12" draw:layer="layout" svg:x1="10.357cm" svg:y1="3.2cm" svg:x2="5.65cm" svg:y2="4.3cm" draw:start-shape="id30" draw:start-glue-point="2" draw:end-shape="id31" draw:end-glue-point="0" svg:d="M10357 3200v550h-4707v550" svg:viewBox="0 0 4708 1101">
          <text:p text:style-name="P1"><text:span text:style-name="T7">If processor-&gt;state == INIT</text:span></text:p>
          <text:p text:style-name="P1"><text:span text:style-name="T7"/></text:p>
        </draw:connector>
        <draw:connector draw:style-name="gr16" draw:text-style-name="P5" draw:layer="layout" svg:x1="5.65cm" svg:y1="6.9cm" svg:x2="5.65cm" svg:y2="7.6cm" draw:start-shape="id31" draw:start-glue-point="2" draw:end-shape="id32" draw:end-glue-point="0" svg:d="M5650 6900v700" svg:viewBox="0 0 1 701">
          <text:p/>
        </draw:connector>
        <draw:connector draw:style-name="gr16" draw:text-style-name="P5" draw:layer="layout" svg:x1="5.65cm" svg:y1="8.702cm" svg:x2="5.65cm" svg:y2="9.4cm" draw:start-shape="id32" draw:start-glue-point="2" draw:end-shape="id33" draw:end-glue-point="0" svg:d="M5650 8702v698" svg:viewBox="0 0 1 699">
          <text:p/>
        </draw:connector>
        <draw:connector draw:style-name="gr16" draw:text-style-name="P12" draw:layer="layout" draw:line-skew="0cm -0.399cm" svg:x1="5.65cm" svg:y1="11.5cm" svg:x2="6.107cm" svg:y2="2.2cm" draw:start-shape="id33" draw:start-glue-point="2" draw:end-shape="id30" draw:end-glue-point="3" svg:d="M5650 11500v501h-4450v-9801h4907" svg:viewBox="0 0 4908 9802">
          <text:p/>
        </draw:connector>
        <draw:connector draw:style-name="gr36" draw:text-style-name="P12" draw:layer="layout" draw:line-skew="-0.25cm" svg:x1="10.357cm" svg:y1="3.2cm" svg:x2="15.75cm" svg:y2="4.8cm" draw:start-shape="id30" draw:start-glue-point="2" draw:end-shape="id34" svg:d="M10357 3200v550h5393v1050" svg:viewBox="0 0 5394 1601">
          <text:p text:style-name="P1"><text:span text:style-name="T7"><text:tab/></text:span><text:span text:style-name="T7"><text:tab/></text:span><text:span text:style-name="T7"><text:tab/></text:span><text:span text:style-name="T7"><text:tab/></text:span><text:span text:style-name="T7">If processor-&gt;state == CHECK_OBJECT_LIST (state set to </text:span></text:p>
          <text:p text:style-name="P1"><text:span text:style-name="T7"><text:tab/></text:span><text:span text:style-name="T7"><text:tab/></text:span><text:span text:style-name="T7"><text:tab/></text:span><text:span text:style-name="T7"><text:tab/></text:span><text:span text:style-name="T7">this after INIT completes)</text:span></text:p>
          <text:p text:style-name="P1"><text:span text:style-name="T7"/></text:p>
          <text:p text:style-name="P1"><text:span text:style-name="T7"/></text:p>
        </draw:connector>
        <draw:frame draw:style-name="gr37" draw:text-style-name="P4" xml:id="id35" draw:id="id35" draw:layer="layout" svg:width="7.1cm" svg:height="2.7cm" svg:x="12.2cm" svg:y="7.4cm">
          <draw:text-box>
            <text:p text:style-name="P3"><text:span text:style-name="T3"/></text:p>
            <text:p text:style-name="P3"><text:span text:style-name="T4">send_object_list_segment()</text:span></text:p>
            <text:p text:style-name="P3"><text:span text:style-name="T3">Finished checking object list, send update to ccnet processor, start sending objects by calling send_next_object(), set </text:span></text:p>
            <text:p text:style-name="P3"><text:span text:style-name="T3">processor-&gt;state to SEND_OBJECTS.</text:span></text:p>
          </draw:text-box>
        </draw:frame>
        <draw:connector draw:style-name="gr16" draw:text-style-name="P5" draw:layer="layout" svg:x1="15.75cm" svg:y1="6.6cm" svg:x2="15.75cm" svg:y2="7.4cm" draw:start-shape="id34" draw:start-glue-point="2" draw:end-shape="id35" draw:end-glue-point="0" svg:d="M15750 6600v800" svg:viewBox="0 0 1 801">
          <text:p/>
        </draw:connector>
        <draw:frame draw:style-name="gr38" draw:text-style-name="P4" xml:id="id36" draw:id="id36" draw:layer="layout" svg:width="7.1cm" svg:height="1.8cm" svg:x="12.2cm" svg:y="10.9cm">
          <draw:text-box>
            <text:p text:style-name="P3"><text:span text:style-name="T3"/></text:p>
            <text:p text:style-name="P3"><text:span text:style-name="T4">send_next_object()</text:span></text:p>
            <text:p text:style-name="P3"><text:span text:style-name="T10">Continued in next callgraph</text:span></text:p>
          </draw:text-box>
        </draw:frame>
        <draw:connector draw:style-name="gr16" draw:text-style-name="P5" draw:layer="layout" svg:x1="15.75cm" svg:y1="10.1cm" svg:x2="15.75cm" svg:y2="10.9cm" draw:start-shape="id35" draw:start-glue-point="2" draw:end-shape="id36" draw:end-glue-point="0" svg:d="M15750 10100v800" svg:viewBox="0 0 1 801">
          <text:p/>
        </draw:connector>
      </draw:page>
      <draw:page draw:name="page4" draw:style-name="dp1" draw:master-page-name="Default">
        <draw:frame draw:style-name="gr39" draw:text-style-name="P4" xml:id="id37" draw:id="id37" draw:layer="layout" svg:width="8.5cm" svg:height="2cm" svg:x="6.107cm" svg:y="1cm">
          <draw:text-box>
            <text:p text:style-name="P3"><text:span text:style-name="T9"/></text:p>
            <text:p text:style-name="P3"><text:span text:style-name="T3">daemon/processors/sendfs-v2-proc.c</text:span></text:p>
            <text:p text:style-name="P3"><text:span text:style-name="T4">send_next_object()</text:span></text:p>
            <text:p text:style-name="P3"><text:span text:style-name="T11">Remove object id from priv-&gt;recv_obj_list, call functions to process it.</text:span></text:p>
          </draw:text-box>
        </draw:frame>
        <draw:frame draw:style-name="gr40" draw:text-style-name="P4" xml:id="id38" draw:id="id38" draw:layer="layout" svg:width="7.1cm" svg:height="2.2cm" svg:x="2.9cm" svg:y="4.2cm">
          <draw:text-box>
            <text:p text:style-name="P3"><text:span text:style-name="T3"/></text:p>
            <text:p text:style-name="P3"><text:span text:style-name="T4">read_fs_object()</text:span></text:p>
            <text:p text:style-name="P3"><text:span text:style-name="T3">Calls fs_object_read_cb() via seaf_obj_store_async_read(... priv-&gt;reader_id ...)</text:span></text:p>
          </draw:text-box>
        </draw:frame>
        <draw:frame draw:style-name="gr41" draw:text-style-name="P4" xml:id="id39" draw:id="id39" draw:layer="layout" svg:width="7.1cm" svg:height="1.102cm" svg:x="2.9cm" svg:y="7.2cm">
          <draw:text-box>
            <text:p text:style-name="P3"><text:span text:style-name="T3"/></text:p>
            <text:p text:style-name="P3"><text:span text:style-name="T4">fs_object_read_cb()</text:span></text:p>
            <text:p text:style-name="P3"><text:span text:style-name="T3"/></text:p>
          </draw:text-box>
        </draw:frame>
        <draw:frame draw:style-name="gr42" draw:text-style-name="P4" xml:id="id40" draw:id="id40" draw:layer="layout" svg:width="7.1cm" svg:height="2cm" svg:x="2.9cm" svg:y="9.3cm">
          <draw:text-box>
            <text:p text:style-name="P3"><text:span text:style-name="T3"/></text:p>
            <text:p text:style-name="P3"><text:span text:style-name="T4">send_fs_object()</text:span></text:p>
            <text:p text:style-name="P3"><text:span text:style-name="T3">Calls ccnet_processor_send_update() to send the current filesystem object.</text:span></text:p>
          </draw:text-box>
        </draw:frame>
        <draw:connector draw:style-name="gr43" draw:text-style-name="P12" draw:layer="layout" svg:x1="10.357cm" svg:y1="3cm" svg:x2="6.45cm" svg:y2="4.2cm" draw:start-shape="id37" draw:start-glue-point="2" draw:end-shape="id38" draw:end-glue-point="0" svg:d="M10357 3000v600h-3907v600" svg:viewBox="0 0 3908 1201">
          <text:p text:style-name="P1"><text:span text:style-name="T7">If priv-&gt;recv_obj_list != NULL</text:span></text:p>
          <text:p text:style-name="P1"><text:span text:style-name="T7"/></text:p>
        </draw:connector>
        <draw:connector draw:style-name="gr16" draw:text-style-name="P5" draw:layer="layout" svg:x1="6.45cm" svg:y1="6.4cm" svg:x2="6.45cm" svg:y2="7.2cm" draw:start-shape="id38" draw:start-glue-point="2" draw:end-shape="id39" draw:end-glue-point="0" svg:d="M6450 6400v800" svg:viewBox="0 0 1 801">
          <text:p/>
        </draw:connector>
        <draw:connector draw:style-name="gr20" draw:text-style-name="P11" draw:layer="layout" svg:x1="6.45cm" svg:y1="8.302cm" svg:x2="6.45cm" svg:y2="9.3cm" draw:start-shape="id39" draw:start-glue-point="2" draw:end-shape="id40" svg:d="M6450 8302v998" svg:viewBox="0 0 1 999">
          <text:p text:style-name="P1"><text:span text:style-name="T2">1. <text:s text:c="7"/></text:span></text:p>
        </draw:connector>
        <draw:connector draw:style-name="gr20" draw:text-style-name="P14" draw:layer="layout" draw:line-skew="-0.906cm" svg:x1="2.9cm" svg:y1="7.751cm" svg:x2="6.107cm" svg:y2="2cm" draw:start-shape="id39" draw:start-glue-point="3" draw:end-shape="id37" draw:end-glue-point="3" svg:d="M2900 7751h-1407v-5751h4614" svg:viewBox="0 0 4615 5752">
          <text:p text:style-name="P13"><text:span text:style-name="T2">2.</text:span></text:p>
        </draw:connector>
        <draw:frame draw:style-name="gr44" draw:text-style-name="P15" xml:id="id41" draw:id="id41" draw:layer="layout" svg:width="7.1cm" svg:height="2.6cm" svg:x="11.7cm" svg:y="4.2cm">
          <draw:text-box>
            <text:p text:style-name="P3"><text:span text:style-name="T12"/></text:p>
            <text:p text:style-name="P3"><text:span text:style-name="T12">Return to handle_response() with processor-&gt;state=SEND_OBJECTS, process of sending fs objects is complete.</text:span></text:p>
          </draw:text-box>
        </draw:frame>
        <draw:connector draw:style-name="gr43" draw:text-style-name="P8" draw:layer="layout" svg:x1="10.357cm" svg:y1="3cm" svg:x2="15.25cm" svg:y2="4.2cm" draw:start-shape="id37" draw:start-glue-point="2" draw:end-shape="id41" svg:d="M10357 3000v600h4893v600" svg:viewBox="0 0 4894 1201">
          <text:p text:style-name="P7"><text:span text:style-name="T7"><text:s text:c="45"/></text:span><text:span text:style-name="T7">If priv-&gt;recv_obj_list == NULL (all objects have been processed)</text:span></text:p>
          <text:p text:style-name="P1"><text:span text:style-name="T7"/></text:p>
        </draw:connector>
      </draw:page>
      <draw:page draw:name="page5" draw:style-name="dp1" draw:master-page-name="Default">
        <draw:frame draw:style-name="gr45" draw:text-style-name="P4" xml:id="id42" draw:id="id42" draw:layer="layout" svg:width="8.5cm" svg:height="2cm" svg:x="6.107cm" svg:y="1cm">
          <draw:text-box>
            <text:p text:style-name="P3"><text:span text:style-name="T9"/></text:p>
            <text:p text:style-name="P3"><text:span text:style-name="T3">daemon/processors/checkbl-proc.c</text:span></text:p>
            <text:p text:style-name="P3"><text:span text:style-name="T4">handle_response()</text:span></text:p>
            <text:p text:style-name="P3"><text:span text:style-name="T3"/></text:p>
          </draw:text-box>
        </draw:frame>
        <draw:frame draw:style-name="gr46" draw:text-style-name="P4" xml:id="id43" draw:id="id43" draw:layer="layout" svg:width="7.1cm" svg:height="3cm" svg:x="2.9cm" svg:y="4.2cm">
          <draw:text-box>
            <text:p text:style-name="P3"><text:span text:style-name="T3"/></text:p>
            <text:p text:style-name="P3"><text:span text:style-name="T4">send_block_list_segment()</text:span></text:p>
            <text:p text:style-name="P3"><text:span text:style-name="T3">If there are any blocks remaining that need to be sent, calls ccnet_processor_send_update() to send block ids, up to a maximum number that can be sent at once.</text:span></text:p>
          </draw:text-box>
        </draw:frame>
        <draw:frame draw:style-name="gr47" draw:text-style-name="P4" xml:id="id44" draw:id="id44" draw:layer="layout" svg:width="7.1cm" svg:height="1.4cm" svg:x="11.513cm" svg:y="6.4cm">
          <draw:text-box>
            <text:p text:style-name="P3"><text:span text:style-name="T3"/></text:p>
            <text:p text:style-name="P3"><text:span text:style-name="T4">process_needed_blocks()</text:span></text:p>
            <text:p text:style-name="P3"><text:span text:style-name="T3">Add block ids to task-&gt;block_ids.</text:span></text:p>
          </draw:text-box>
        </draw:frame>
        <draw:connector draw:style-name="gr36" draw:text-style-name="P12" draw:layer="layout" svg:x1="10.357cm" svg:y1="3cm" svg:x2="6.45cm" svg:y2="4.2cm" draw:start-shape="id42" draw:start-glue-point="2" draw:end-shape="id43" draw:end-glue-point="0" svg:d="M10357 3000v600h-3907v600" svg:viewBox="0 0 3908 1201">
          <text:p text:style-name="P1"><text:span text:style-name="T7">If code == SC_OK</text:span></text:p>
          <text:p text:style-name="P1"><text:span text:style-name="T7"/></text:p>
        </draw:connector>
        <draw:connector draw:style-name="gr36" draw:text-style-name="P12" xml:id="id45" draw:id="id45" draw:layer="layout" draw:line-skew="-1.1cm" svg:x1="10.357cm" svg:y1="3cm" svg:x2="15.063cm" svg:y2="6.4cm" draw:start-shape="id42" draw:start-glue-point="2" draw:end-shape="id44" draw:end-glue-point="0" svg:d="M10357 3000v600h4706v2800" svg:viewBox="0 0 4707 3401">
          <text:p text:style-name="P1"><text:span text:style-name="T7">If code == SC_NEED_BLOCKS</text:span></text:p>
          <text:p text:style-name="P1"><text:span text:style-name="T7"/></text:p>
          <text:p text:style-name="P1"><text:span text:style-name="T13"/></text:p>
          <text:p text:style-name="P1"><text:span text:style-name="T14"/></text:p>
          <text:p text:style-name="P1"><text:span text:style-name="T7"/></text:p>
          <text:p text:style-name="P1"><text:span text:style-name="T7"/></text:p>
          <text:p text:style-name="P1"><text:span text:style-name="T7"><text:tab/></text:span><text:span text:style-name="T7"><text:tab/></text:span><text:span text:style-name="T7"><text:tab/></text:span><text:span text:style-name="T7"><text:tab/></text:span><text:span text:style-name="T7"> <text:s text:c="3"/></text:span><text:span text:style-name="T8">1.</text:span></text:p>
          <text:p text:style-name="P1"><text:span text:style-name="T7"/></text:p>
          <text:p text:style-name="P1"><text:span text:style-name="T7"/></text:p>
        </draw:connector>
        <draw:connector draw:style-name="gr36" draw:text-style-name="P9" draw:layer="layout" draw:line-skew="3.201cm -3.613cm" svg:x1="12.71cm" svg:y1="3.6cm" svg:x2="10cm" svg:y2="5.7cm" draw:start-shape="id45" draw:start-glue-point="0" draw:end-shape="id43" draw:end-glue-point="1" svg:d="M12710 3600v2100h-316-2394" svg:viewBox="0 0 2711 2101">
          <text:p text:style-name="P1"><text:span text:style-name="T8"/></text:p>
          <text:p text:style-name="P1"><text:span text:style-name="T8"/></text:p>
          <text:p text:style-name="P1"><text:span text:style-name="T8">2.</text:span></text:p>
        </draw:connector>
      </draw:page>
      <draw:page draw:name="page6" draw:style-name="dp1" draw:master-page-name="Default">
        <draw:frame draw:style-name="gr48" draw:text-style-name="P4" draw:layer="layout" svg:width="8.5cm" svg:height="2cm" svg:x="6.8cm" svg:y="1cm">
          <draw:text-box>
            <text:p text:style-name="P3"><text:span text:style-name="T9"/></text:p>
            <text:p text:style-name="P3"><text:span text:style-name="T3">daemon/block-tx-client.c</text:span></text:p>
            <text:p text:style-name="P3"><text:span text:style-name="T4">block_tx_client_thread()</text:span></text:p>
            <text:p text:style-name="P3"><text:span text:style-name="T3">Already running, receives data through socket of which blocks to transfer using chunk server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0T16:32:09.001633160</meta:creation-date>
    <meta:generator>LibreOffice/4.4.6.3$Linux_X86_64 LibreOffice_project/40m0$Build-3</meta:generator>
    <dc:date>2016-01-02T15:50:43.806026127</dc:date>
    <meta:editing-duration>PT4H12M45S</meta:editing-duration>
    <meta:editing-cycles>26</meta:editing-cycles>
    <meta:document-statistic meta:object-count="90"/>
  </office:meta>
</office:document-meta>
</file>